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edArtifactEvent.NeedArtifactEvent( DependencyResolver resolver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edArtifactEvent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